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var font-code" svg:font-family="'var font-code'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paragraph-rsid="003e7734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ea47e" officeooo:paragraph-rsid="000efe06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0b758" officeooo:paragraph-rsid="0010b758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5c80e" officeooo:paragraph-rsid="0015c80e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857ef" officeooo:paragraph-rsid="001857ef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bb23d" officeooo:paragraph-rsid="001c6c2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d841c" officeooo:paragraph-rsid="001d841c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4a5af" officeooo:paragraph-rsid="0024a5af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78486" officeooo:paragraph-rsid="00278486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8febb" officeooo:paragraph-rsid="0028febb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bcadf" officeooo:paragraph-rsid="002bcadf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fb972" officeooo:paragraph-rsid="002fb972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30d4e1" officeooo:paragraph-rsid="0030d4e1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327a2a" officeooo:paragraph-rsid="00327a2a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33713e" officeooo:paragraph-rsid="0033713e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3528ab" officeooo:paragraph-rsid="003528ab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3643e3" officeooo:paragraph-rsid="003643e3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37b0f2" officeooo:paragraph-rsid="0037b0f2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39df50" officeooo:paragraph-rsid="0039df50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3a1441" officeooo:paragraph-rsid="003a1441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3da6aa" officeooo:paragraph-rsid="003da6aa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1d841c" officeooo:paragraph-rsid="001d841c" fo:background-color="#dddddd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78486" officeooo:paragraph-rsid="00278486" fo:background-color="#dddddd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dab86" officeooo:paragraph-rsid="002dab86" fo:background-color="#ddddd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fo:font-weight="bold" officeooo:rsid="00278486" officeooo:paragraph-rsid="00278486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/>
      <style:text-properties style:font-name="Ubuntu" fo:font-size="14pt" officeooo:rsid="00414643" officeooo:paragraph-rsid="00414643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4263ad" officeooo:paragraph-rsid="004263ad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446525" officeooo:paragraph-rsid="00446525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3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934e" style:font-weight-asian="bold" style:font-weight-complex="bold"/>
    </style:style>
    <style:style style:name="T3" style:family="text">
      <style:text-properties fo:font-weight="bold" officeooo:rsid="003e7734" style:font-weight-asian="bold" style:font-weight-complex="bold"/>
    </style:style>
    <style:style style:name="T4" style:family="text">
      <style:text-properties officeooo:rsid="000efe06"/>
    </style:style>
    <style:style style:name="T5" style:family="text">
      <style:text-properties fo:background-color="#dddddd" loext:char-shading-value="0"/>
    </style:style>
    <style:style style:name="T6" style:family="text">
      <style:text-properties officeooo:rsid="000efe06" fo:background-color="#dddddd" loext:char-shading-value="0"/>
    </style:style>
    <style:style style:name="T7" style:family="text">
      <style:text-properties officeooo:rsid="001409d5" fo:background-color="#dddddd" loext:char-shading-value="0"/>
    </style:style>
    <style:style style:name="T8" style:family="text">
      <style:text-properties officeooo:rsid="001857ef" fo:background-color="#dddddd" loext:char-shading-value="0"/>
    </style:style>
    <style:style style:name="T9" style:family="text">
      <style:text-properties officeooo:rsid="001c6c2d" fo:background-color="#dddddd" loext:char-shading-value="0"/>
    </style:style>
    <style:style style:name="T10" style:family="text">
      <style:text-properties officeooo:rsid="0024d5cb" fo:background-color="#dddddd" loext:char-shading-value="0"/>
    </style:style>
    <style:style style:name="T11" style:family="text">
      <style:text-properties officeooo:rsid="002a358c" fo:background-color="#dddddd" loext:char-shading-value="0"/>
    </style:style>
    <style:style style:name="T12" style:family="text">
      <style:text-properties officeooo:rsid="00327a2a" fo:background-color="#dddddd" loext:char-shading-value="0"/>
    </style:style>
    <style:style style:name="T13" style:family="text">
      <style:text-properties officeooo:rsid="0033b26f" fo:background-color="#dddddd" loext:char-shading-value="0"/>
    </style:style>
    <style:style style:name="T14" style:family="text">
      <style:text-properties officeooo:rsid="00370f23" fo:background-color="#dddddd" loext:char-shading-value="0"/>
    </style:style>
    <style:style style:name="T15" style:family="text">
      <style:text-properties officeooo:rsid="00397b69" fo:background-color="#dddddd" loext:char-shading-value="0"/>
    </style:style>
    <style:style style:name="T16" style:family="text">
      <style:text-properties officeooo:rsid="003a1441" fo:background-color="#dddddd" loext:char-shading-value="0"/>
    </style:style>
    <style:style style:name="T17" style:family="text">
      <style:text-properties officeooo:rsid="003c84b9" fo:background-color="#dddddd" loext:char-shading-value="0"/>
    </style:style>
    <style:style style:name="T18" style:family="text">
      <style:text-properties officeooo:rsid="003e7734" fo:background-color="#dddddd" loext:char-shading-value="0"/>
    </style:style>
    <style:style style:name="T19" style:family="text">
      <style:text-properties officeooo:rsid="0041547c" fo:background-color="#dddddd" loext:char-shading-value="0"/>
    </style:style>
    <style:style style:name="T20" style:family="text">
      <style:text-properties fo:background-color="#dddddd" loext:char-shading-value="0"/>
    </style:style>
    <style:style style:name="T21" style:family="text">
      <style:text-properties officeooo:rsid="00126e17"/>
    </style:style>
    <style:style style:name="T22" style:family="text">
      <style:text-properties officeooo:rsid="001409d5"/>
    </style:style>
    <style:style style:name="T23" style:family="text">
      <style:text-properties officeooo:rsid="00175219"/>
    </style:style>
    <style:style style:name="T24" style:family="text">
      <style:text-properties officeooo:rsid="001a2e8b"/>
    </style:style>
    <style:style style:name="T25" style:family="text">
      <style:text-properties fo:font-variant="normal" fo:text-transform="none" style:font-name="var font-code" fo:font-size="12pt" fo:letter-spacing="normal" fo:font-style="normal" style:text-underline-style="none" fo:font-weight="normal" loext:padding="0cm" loext:border="none"/>
    </style:style>
    <style:style style:name="T26" style:family="text">
      <style:text-properties fo:font-weight="normal" officeooo:rsid="0030ca76" style:font-weight-asian="normal" style:font-weight-complex="normal"/>
    </style:style>
    <style:style style:name="T27" style:family="text">
      <style:text-properties fo:font-weight="normal" officeooo:rsid="0030ca76" fo:background-color="#dddddd" loext:char-shading-value="0" style:font-weight-asian="normal" style:font-weight-complex="normal"/>
    </style:style>
    <style:style style:name="T28" style:family="text">
      <style:text-properties officeooo:rsid="001c6c2d"/>
    </style:style>
    <style:style style:name="T29" style:family="text">
      <style:text-properties officeooo:rsid="001f90c5"/>
    </style:style>
    <style:style style:name="T30" style:family="text">
      <style:text-properties officeooo:rsid="002126e4"/>
    </style:style>
    <style:style style:name="T31" style:family="text">
      <style:text-properties officeooo:rsid="0021c7f4"/>
    </style:style>
    <style:style style:name="T32" style:family="text">
      <style:text-properties officeooo:rsid="00235a99"/>
    </style:style>
    <style:style style:name="T33" style:family="text">
      <style:text-properties officeooo:rsid="0024d5cb"/>
    </style:style>
    <style:style style:name="T34" style:family="text">
      <style:text-properties officeooo:rsid="002a358c"/>
    </style:style>
    <style:style style:name="T35" style:family="text">
      <style:text-properties officeooo:rsid="002dab86"/>
    </style:style>
    <style:style style:name="T36" style:family="text">
      <style:text-properties officeooo:rsid="00327a2a"/>
    </style:style>
    <style:style style:name="T37" style:family="text">
      <style:text-properties officeooo:rsid="0033b26f"/>
    </style:style>
    <style:style style:name="T38" style:family="text">
      <style:text-properties officeooo:rsid="0036accc"/>
    </style:style>
    <style:style style:name="T39" style:family="text">
      <style:text-properties officeooo:rsid="00397b69"/>
    </style:style>
    <style:style style:name="T40" style:family="text">
      <style:text-properties officeooo:rsid="003a1441"/>
    </style:style>
    <style:style style:name="T41" style:family="text">
      <style:text-properties officeooo:rsid="003c84b9"/>
    </style:style>
    <style:style style:name="T42" style:family="text">
      <style:text-properties officeooo:rsid="003e7734"/>
    </style:style>
    <style:style style:name="T43" style:family="text">
      <style:text-properties officeooo:rsid="003e7734" fo:background-color="transparent" loext:char-shading-value="0"/>
    </style:style>
    <style:style style:name="T44" style:family="text">
      <style:text-properties officeooo:rsid="0041547c"/>
    </style:style>
    <style:style style:name="T45" style:family="text">
      <style:text-properties officeooo:rsid="004465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Metodos DOM</text:h>
      <text:p text:style-name="P3"><text:span text:style-name="T1">AddEventListener -</text:span> <text:span text:style-name="T4">Adiciona um evento em um elemento html, onde toda vez que esse evento for ativado, uma função será chamada: </text:span><text:span text:style-name="T6">elemento.addEventListener(‘evento’, função) </text:span></text:p>
      <text:p text:style-name="P3"/>
      <text:p text:style-name="P4"><text:span text:style-name="T1">after -</text:span> <text:span text:style-name="T23">Adiciona / insere</text:span><text:span text:style-name="T21"> </text:span><text:span text:style-name="T22">um </text:span><text:span text:style-name="T23">elemento</text:span><text:span text:style-name="T22"> depois de </text:span><text:span text:style-name="T23">outro</text:span><text:span text:style-name="T22">: </text:span><text:span text:style-name="T7">elemento.after(item1, item2) </text:span></text:p>
      <text:p text:style-name="P1"/>
      <text:p text:style-name="P5"><text:span text:style-name="T1">append -</text:span> <text:span text:style-name="T23">Adiciona / insere um elemento ou texto dentro de outro </text:span><text:span text:style-name="T24">(como filho)</text:span><text:span text:style-name="T23"> elemento: </text:span><text:span text:style-name="T8">elemento.append(elemento) </text:span></text:p>
      <text:p text:style-name="P1"/>
      <text:p text:style-name="P6"><text:span text:style-name="T1">appendChild -</text:span> Adiciona / insere um elemento dentro de outro (como filho): <text:span text:style-name="T5">elemento.appendChild(elemento) </text:span></text:p>
      <text:p text:style-name="P1"/>
      <text:p text:style-name="P7"><text:span text:style-name="T1">assignedSlot -</text:span> É uma propriedade somente leitura que retorna <text:span text:style-name="T28">um elemento slot </text:span><text:span text:style-name="T29">(HTMLSlotElement)</text:span><text:span text:style-name="T28"> se um slot=” “ estiver inserido no elemento ou null se não estiver: </text:span><text:span text:style-name="T9">elemento.assignedSlot </text:span></text:p>
      <text:p text:style-name="P7"><text:span text:style-name="Source_20_Text"><text:span text:style-name="T25"/></text:span></text:p>
      <text:p text:style-name="P8"><text:span text:style-name="T1">attach</text:span><text:span text:style-name="T2">I</text:span><text:span text:style-name="T1">nternals -</text:span> <text:span text:style-name="T29">Retorna um elemento interno (elementInternals) e permite que um elemento personalizado participe de formularios html, </text:span><text:span text:style-name="T30">fornecendo utilitarios para trabalhar com esse </text:span><text:span text:style-name="T31">tipo</text:span><text:span text:style-name="T30"> da mesma forma que é trabalhando com qualquer elemento de formulario HTML padrão:</text:span></text:p>
      <text:p text:style-name="P23"><text:span text:style-name="T32">elemento</text:span>.<text:span text:style-name="T31">attachInternals( <text:s/>) </text:span></text:p>
      <text:p text:style-name="P1"/>
      <text:p text:style-name="P9"><text:span text:style-name="T1">attributes -</text:span> <text:span text:style-name="T33">Retorna uma coleção com todos os atributos de um determinado elemento: </text:span><text:span text:style-name="T10">elemento.attributes </text:span></text:p>
      <text:p text:style-name="P1"/>
      <text:p text:style-name="P26"/>
      <text:p text:style-name="P26"/>
      <text:p text:style-name="P10"><text:soft-page-break/><text:span text:style-name="T1">autocapitalize -</text:span> Verifica se o elemento possui o atributo autocapitalize:</text:p>
      <text:p text:style-name="P24">element<text:span text:style-name="T34">o</text:span>.autocapitalize </text:p>
      <text:p text:style-name="P10"><text:s text:c="5"/><text:span text:style-name="T1">off / none →</text:span> Retorna none </text:p>
      <text:p text:style-name="P10"><text:s text:c="5"/><text:span text:style-name="T1">on / sentences →</text:span> Retorna sentences</text:p>
      <text:p text:style-name="P10"><text:s text:c="5"/><text:span text:style-name="T1">words →</text:span> Retorna Retorna words</text:p>
      <text:p text:style-name="P10"><text:s text:c="5"/><text:span text:style-name="T1">characters →</text:span> Retorna characters</text:p>
      <text:p text:style-name="P10"><text:s text:c="5"/><text:span text:style-name="T1">vazio →</text:span> Retorna nada</text:p>
      <text:p text:style-name="P1"/>
      <text:p text:style-name="P11"><text:span text:style-name="T1">autofocus -</text:span> <text:span text:style-name="T34">Verifica se o elemento possui o atributo autofocus e retorna true ou false: </text:span><text:span text:style-name="T11">elemento.autofocus </text:span></text:p>
      <text:p text:style-name="P1"/>
      <text:p text:style-name="P12"><text:span text:style-name="T1">before -</text:span> <text:span text:style-name="T35">Adiciona / insere um elemento ou texto antes de outro elemento:</text:span></text:p>
      <text:p text:style-name="P25">elemento.before(elemento) </text:p>
      <text:p text:style-name="P1"/>
      <text:p text:style-name="P13"><text:span text:style-name="T1">childElementCount - </text:span><text:span text:style-name="T26">Retorna o numero de elementos filho de um determinado elemento: </text:span><text:span text:style-name="T27">elemento.childElementCount </text:span></text:p>
      <text:p text:style-name="P1"/>
      <text:p text:style-name="P14"><text:span text:style-name="T1">childNodes -</text:span> <text:span text:style-name="T36">Retorna uma coleção com todos os filhos de um determinado elemento: </text:span><text:span text:style-name="T12">elemento.childNodes </text:span></text:p>
      <text:p text:style-name="P1"/>
      <text:p text:style-name="P15"><text:span text:style-name="T1">children -</text:span> Retorna uma coleção com todos os elementos filho de um determinado elemento: <text:span text:style-name="T5">elemento.children </text:span></text:p>
      <text:p text:style-name="P1"/>
      <text:p text:style-name="P16"><text:span text:style-name="T1">classList -</text:span> <text:span text:style-name="T37">Retorna uma coleção com as classes de um determinado elemento: </text:span><text:span text:style-name="T13">elemento.classList </text:span></text:p>
      <text:p text:style-name="P1"/>
      <text:p text:style-name="P17"><text:span text:style-name="T1">className -</text:span> Retorna e define o valor do atributo class de um determinado elemento: <text:span text:style-name="T5">elemento.className </text:span></text:p>
      <text:p text:style-name="P1"/>
      <text:p text:style-name="P18"><text:soft-page-break/><text:span text:style-name="T1">clientHeight -</text:span> Retorna <text:span text:style-name="T38">a altura</text:span> intern<text:span text:style-name="T38">a</text:span> d<text:span text:style-name="T38">e um</text:span> elemento <text:span text:style-name="T38">em pixels ou 0 se o elemento não tiver Css ou se for somente leitura. Inclui preenchimento mas exlui bordas, margens e barras de rolagem horizontal: </text:span><text:span text:style-name="T14">elemento.clientHeight </text:span></text:p>
      <text:p text:style-name="P1"/>
      <text:p text:style-name="P19"><text:span text:style-name="T1">clientLeft -</text:span> Retorna a largura da borda esquerda de um elemento em pixels. <text:span text:style-name="T39">Não inclui a margem ou preenchimento esquerdo: </text:span><text:span text:style-name="T15">elemento.clientLeft </text:span></text:p>
      <text:p text:style-name="P1"/>
      <text:p text:style-name="P20"><text:span text:style-name="T1">clientTop -</text:span> <text:span text:style-name="T40">Retorna a largura da borda superior de um elemento em pixels: </text:span><text:span text:style-name="T16">elemento.clientTop </text:span></text:p>
      <text:p text:style-name="P1"/>
      <text:p text:style-name="P21"><text:span text:style-name="T1">clientWidth -</text:span> <text:span text:style-name="T41">Retorna a largura interna de um elemento em pixels ou 0 se o elemento for inline ou não tiver Css. Inclui preenchimento, mas exclui bordas, margens e barras de rolagem vertical: </text:span><text:span text:style-name="T17">elemento.clientWidth </text:span></text:p>
      <text:p text:style-name="P1"/>
      <text:p text:style-name="P22"><text:span text:style-name="T1">cloneNode -</text:span> <text:span text:style-name="T42">Duplica e retorna um determinado elemento: </text:span><text:span text:style-name="T18">elemento.cloneNode( <text:s/>) </text:span></text:p>
      <text:p text:style-name="P1"><text:s text:c="5"/><text:span text:style-name="T3">true -</text:span><text:span text:style-name="T42"> (opcional) Os elementos filho devem ser clonados tambem:</text:span></text:p>
      <text:p text:style-name="P2"><text:span text:style-name="T43"><text:s text:c="5"/></text:span><text:span text:style-name="T18">elemento.cloneNode(false) </text:span></text:p>
      <text:p text:style-name="P2"><text:s text:c="5"/><text:span text:style-name="T3">false -</text:span><text:span text:style-name="T42"> (opcional) Os elementos filho não devem ser clonados: </text:span></text:p>
      <text:p text:style-name="P2"><text:span text:style-name="T43"><text:s text:c="5"/></text:span><text:span text:style-name="T18">elemento.cloneNode(false) </text:span></text:p>
      <text:p text:style-name="P1"/>
      <text:p text:style-name="P27"><text:span text:style-name="T1">contains -</text:span> Retorna um valor booleano <text:span text:style-name="T44">indicando se um determinado elemento for descendente (filho, neto, …) de outro: </text:span><text:span text:style-name="T19">elemento.contains(elemento) </text:span></text:p>
      <text:p text:style-name="P1"/>
      <text:p text:style-name="P28"><text:span text:style-name="T1">contentEditable –</text:span> Verifica se um determinado elemento é ou não editavel e retorna true, false ou inherit indicando que o elemento herda o status editavel de seu pai: <text:span text:style-name="T20">elemento.contentEditable </text:span></text:p>
      <text:p text:style-name="P29"><text:soft-page-break/><text:span text:style-name="T1">dir -</text:span> Retorna ou define a direção de escrita de um texto que esteja dentro de um determinado elemento: <text:span text:style-name="T20">elemento.dir </text:span><text:s/>ou <text:span text:style-name="T20">elemento.dir = “ “ 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08:56:57.111408240</meta:creation-date>
    <dc:date>2023-02-12T15:55:46.305567840</dc:date>
    <meta:editing-duration>PT11H7M23S</meta:editing-duration>
    <meta:editing-cycles>43</meta:editing-cycles>
    <meta:generator>LibreOffice/7.3.7.2$Linux_X86_64 LibreOffice_project/30$Build-2</meta:generator>
    <meta:document-statistic meta:table-count="0" meta:image-count="0" meta:object-count="0" meta:page-count="4" meta:paragraph-count="36" meta:word-count="491" meta:character-count="3477" meta:non-whitespace-character-count="2946"/>
  </office:meta>
</office:document-meta>
</file>